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boss Rules Developer Training course outline</text:h>
      <text:h text:style-name="Heading_20_2" text:outline-level="2">Course target: </text:h>
      <text:p text:style-name="Text_20_body">Application middleware developers, with zero to moderate experience with rule technology. Developers experienced in other rule engine technologies and looking to migrate may still attend, but skip some sessions.</text:p>
      <text:p text:style-name="Text_20_body"/>
      <text:h text:style-name="Heading_20_2" text:outline-level="2">Duration:</text:h>
      <text:p text:style-name="Text_20_body">3 days, each day with standard 6.5 hours of material. </text:p>
      <text:p text:style-name="Text_20_body"/>
      <text:h text:style-name="Heading_20_2" text:outline-level="2">Pre requisites</text:h>
      <text:p text:style-name="Text_20_body">Experienced Java development (preferably other languages as well – not for basic developers). Attendees should watch the online webinar sessions to get a feel for the scope of the tool.</text:p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5-16T13:25:46</meta:creation-date>
    <dc:creator>Michael Neale</dc:creator>
    <dc:date>2006-05-16T15:07:06</dc:date>
    <meta:editing-cycles>9</meta:editing-cycles>
    <meta:editing-duration>PT1H41M2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7" meta:word-count="79" meta:character-count="533"/>
  </office:meta>
</office:document-meta>
</file>